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183668" officeooo:paragraph-rsid="00183668" style:font-size-asian="16pt" style:font-size-complex="16pt"/>
    </style:style>
    <style:style style:name="P2" style:family="paragraph" style:parent-style-name="Standard">
      <style:paragraph-properties fo:text-align="start" style:justify-single-word="false" style:writing-mode="rl-tb"/>
      <style:text-properties fo:font-size="16pt" officeooo:rsid="00183668" officeooo:paragraph-rsid="00183668"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گاهی خطایی می گیریم که خطای قرمز طولانی در console <text:s/>نمایش داده می شود و کلمه ی cross هم در ان به چشم می خورد این خطا به این علت است که this در تابع با this در کلاس فرق دارد ظاهرا this در متد render همان this کلاس است زیرا به همه ی متدها و فیلدها دسترسی دارد . در هر حال برای رفع این خطا باید در متد سازنده کلاس کدی بنویسیم مثلا اگر نام متد ما deneris باشد باید کد زیر قرار داده شود:<text:line-break/><text:line-break/></text:p>
      <text:p text:style-name="P1"/>
      <text:p text:style-name="P2"><text:s text:c="4"/>constructor(props){</text:p>
      <text:p text:style-name="P2"><text:s text:c="8"/>super(props);</text:p>
      <text:p text:style-name="P2"><text:s text:c="8"/>this.state = { term:''};</text:p>
      <text:p text:style-name="P2"><text:s text:c="8"/>this.deneris = this.deneris.bind(this);</text:p>
      <text:p text:style-name="P2"><text:s text:c="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10T03:27:01.665335591</dc:date>
    <meta:editing-duration>PT4H41M54S</meta:editing-duration>
    <meta:editing-cycles>20</meta:editing-cycles>
    <meta:generator>LibreOffice/5.1.6.2$Linux_X86_64 LibreOffice_project/10m0$Build-2</meta:generator>
    <meta:document-statistic meta:table-count="0" meta:image-count="0" meta:object-count="0" meta:page-count="1" meta:paragraph-count="6" meta:word-count="97" meta:character-count="512" meta:non-whitespace-character-count="386"/>
  </office:meta>
</office:document-meta>
</file>